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40dc" officeooo:paragraph-rsid="001b40dc"/>
    </style:style>
    <style:style style:name="P2" style:family="paragraph" style:parent-style-name="Standard">
      <style:text-properties fo:font-size="18pt" fo:language="en" fo:country="US" fo:font-weight="bold" officeooo:rsid="001b40dc" officeooo:paragraph-rsid="001b40d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5pt" fo:language="en" fo:country="US" fo:font-weight="normal" officeooo:rsid="001b40dc" officeooo:paragraph-rsid="001b40d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US" fo:font-weight="normal" officeooo:rsid="001e032f" officeooo:paragraph-rsid="001e032f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US" fo:font-weight="normal" officeooo:rsid="001e032f" officeooo:paragraph-rsid="001eaff5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US" fo:font-weight="normal" officeooo:rsid="001eaff5" officeooo:paragraph-rsid="001eaff5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US" fo:font-weight="normal" officeooo:rsid="001ee3d7" officeooo:paragraph-rsid="001ee3d7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US" fo:font-weight="normal" officeooo:rsid="001ff562" officeooo:paragraph-rsid="001ff562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US" fo:font-weight="normal" officeooo:rsid="0021cb20" officeooo:paragraph-rsid="0022219a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language="en" fo:country="US" fo:font-weight="normal" officeooo:rsid="0022219a" officeooo:paragraph-rsid="0022219a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language="en" fo:country="US" fo:font-weight="normal" officeooo:rsid="002344ab" officeooo:paragraph-rsid="002344ab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language="en" fo:country="US" fo:font-weight="normal" officeooo:rsid="00254f21" officeooo:paragraph-rsid="00254f21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language="en" fo:country="US" fo:font-weight="normal" officeooo:rsid="0025becf" officeooo:paragraph-rsid="0025becf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language="en" fo:country="US" fo:font-weight="bold" officeooo:rsid="001b40dc" officeooo:paragraph-rsid="001b40dc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language="en" fo:country="US" fo:font-weight="bold" officeooo:rsid="001e032f" officeooo:paragraph-rsid="001e032f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language="en" fo:country="US" fo:font-weight="bold" officeooo:rsid="0021cb20" officeooo:paragraph-rsid="0022219a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language="en" fo:country="US" fo:font-weight="bold" officeooo:rsid="0022219a" officeooo:paragraph-rsid="0022219a" style:font-size-asian="15pt" style:font-weight-asian="bold" style:font-size-complex="15pt" style:font-weight-complex="bold"/>
    </style:style>
    <style:style style:name="T1" style:family="text">
      <style:text-properties officeooo:rsid="001eaff5"/>
    </style:style>
    <style:style style:name="T2" style:family="text">
      <style:text-properties officeooo:rsid="001ee3d7"/>
    </style:style>
    <style:style style:name="T3" style:family="text">
      <style:text-properties officeooo:rsid="0021cb20"/>
    </style:style>
    <style:style style:name="T4" style:family="text">
      <style:text-properties officeooo:rsid="0022219a"/>
    </style:style>
    <style:style style:name="T5" style:family="text">
      <style:text-properties officeooo:rsid="0024b35d"/>
    </style:style>
    <style:style style:name="T6" style:family="text">
      <style:text-properties officeooo:rsid="00254f21"/>
    </style:style>
    <style:style style:name="T7" style:family="text">
      <style:text-properties officeooo:rsid="00262abf"/>
    </style:style>
    <style:style style:name="T8" style:family="text">
      <style:text-properties officeooo:rsid="00263a6f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<text:tab/><text:span text:style-name="T7">Name : Panneerselvam N</text:span></text:p>
      <text:p text:style-name="P14"><text:tab/><text:tab/><text:span text:style-name="T7">Date : 23/06/2021</text:span></text:p>
      <text:p text:style-name="P1"/>
      <text:p text:style-name="P1"/>
      <text:p text:style-name="P2">Task : Optimizing Yolo v4 Repository </text:p>
      <text:p text:style-name="P2"/>
      <text:p text:style-name="P3">Today I have studied detect.py python file , it’s fully about how saved model is loaded and used for detection.</text:p>
      <text:p text:style-name="P3"/>
      <text:p text:style-name="P15">Working of detection file : (Step by step)</text:p>
      <text:p text:style-name="P14"/>
      <text:p text:style-name="P3"><text:span text:style-name="T8">1. </text:span>Initially TensorFlow session is created for compute and perform operation in GPU or CPU.</text:p>
      <text:p text:style-name="P3"/>
      <text:p text:style-name="P3"><text:span text:style-name="T8">2. </text:span>Absl python module is used for get command line arguments from user like model , IOU threshold ,size etc.. .</text:p>
      <text:p text:style-name="P3"/>
      <text:p text:style-name="P4"><text:span text:style-name="T8">3. </text:span>Input image is loaded with opencv and converted to RGB(Red, Green ,Blue) format. Because opencv reads only in BGR format.</text:p>
      <text:p text:style-name="P4"/>
      <text:p text:style-name="P4"><text:span text:style-name="T8">4. </text:span>Loaded image is resized to input size(416) and scaled with 255, to reduce numerical computations and stability . </text:p>
      <text:p text:style-name="P4"/>
      <text:p text:style-name="P4"><text:span text:style-name="T8">5. </text:span>If multiple image is used for detection , all loaded image is appended in one list.<text:span text:style-name="T1">Next that list is converted to TensorFlow constant.</text:span></text:p>
      <text:p text:style-name="P4"/>
      <text:p text:style-name="P4"><text:span text:style-name="T8">6. </text:span>Saved model is loaded with TensorFlow method called tf.saved_model.load() .</text:p>
      <text:p text:style-name="P4"/>
      <text:p text:style-name="P5"><text:span text:style-name="T8">7. </text:span>Input <text:span text:style-name="T1">image passed to loaded model . It will forward propagate that image and returns the final feature map of output.</text:span></text:p>
      <text:p text:style-name="P5"/>
      <text:p text:style-name="P6"><text:span text:style-name="T8">8. </text:span>This output <text:span text:style-name="T2">shape of model is (batch_size , no.of bbox , bbox coordinate + probability of classes ).</text:span></text:p>
      <text:p text:style-name="P7"><text:span text:style-name="T9">For example :</text:span> </text:p>
      <text:p text:style-name="P7">(1,11,10) </text:p>
      <text:p text:style-name="P7">1 → is batch size</text:p>
      <text:p text:style-name="P7">11 → number of bbox</text:p>
      <text:p text:style-name="P7">10 → (4 coordinates + 6 classes )</text:p>
      <text:p text:style-name="P7"/>
      <text:p text:style-name="P8"><text:span text:style-name="T8">9. </text:span>This output is given to Non – max suppression algorithm to remove unwanted bbox . For that tensorFlow’s <text:soft-page-break/>tf.image.combined_non_max_suppression method used. It returns the bbox , scores , class probability , valid detections. Valid detection has <text:span text:style-name="T3">number of bbox is greater than give iou and threshold confidence score.</text:span></text:p>
      <text:p text:style-name="P8"/>
      <text:p text:style-name="P17">For example :</text:p>
      <text:p text:style-name="P10">boxes = (1,50 , 4) <text:s/>→ (batch_size , No.of. bbox , bbox coordinates)</text:p>
      <text:p text:style-name="P11">scores = (1, 50) <text:s/>→ (batch size , scores for bbox)</text:p>
      <text:p text:style-name="P11">classes = (batch size , classes of bbox)</text:p>
      <text:p text:style-name="P11">valid detection = 1 <text:s/>→<text:span text:style-name="T5"> <text:s/>(Number valid detection in input images)</text:span></text:p>
      <text:p text:style-name="P8"/>
      <text:p text:style-name="P8"/>
      <text:p text:style-name="P9"><text:span text:style-name="T8">10. </text:span>Next, Class names are loaded in one variable to show the name in image. Above non_max_supreesion output and this class names are given to draw_bbox function to create bbox in given input image.</text:p>
      <text:p text:style-name="P9"/>
      <text:p text:style-name="P16"><text:span text:style-name="T4">Steps in creation of Bounding Box :</text:span> </text:p>
      <text:p text:style-name="P16"/>
      <text:p text:style-name="P5"><text:span text:style-name="T8">11. </text:span><text:span text:style-name="T1"><text:s/></text:span><text:span text:style-name="T6">Loop is created to take number of bounding box with the help of valid detection variable.</text:span></text:p>
      <text:p text:style-name="P5"/>
      <text:p text:style-name="P12"><text:span text:style-name="T8">12. </text:span>Bounding box is valid , that coordinates are taken and multiply with original image size to change coordinate size to original image.</text:p>
      <text:p text:style-name="P12"/>
      <text:p text:style-name="P12"><text:span text:style-name="T8">13. </text:span>This coordinates is taken and rectangle bounding box is created for that coordinate with the help of cv2.rectangle() function in opencv.</text:p>
      <text:p text:style-name="P4"/>
      <text:p text:style-name="P4"/>
      <text:p text:style-name="P13">Link : <text:a xlink:type="simple" xlink:href="https://github.com/theAIGuysCode/tensorflow-yolov4-tflite/blob/master/detect.py" text:style-name="Internet_20_link" text:visited-style-name="Visited_20_Internet_20_Link">https://github.com/theAIGuysCode/tensorflow-yolov4-tflite/blob/master/detect.py</text:a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6:26:37.663048529</meta:creation-date>
    <dc:date>2021-06-23T18:24:12.741395871</dc:date>
    <meta:editing-duration>PT1H5M4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415" meta:character-count="2449" meta:non-whitespace-character-count="2049"/>
  </office:meta>
</office:document-meta>
</file>